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47e77" officeooo:paragraph-rsid="00070206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08055b" officeooo:paragraph-rsid="00070206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70206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07020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07020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070206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070206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070206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070206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070206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070206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070206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070206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070206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070206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070206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070206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070206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070206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070206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070206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070206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070206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070206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070206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070206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070206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07020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2218"/>
    </style:style>
    <style:style style:name="T4" style:family="text">
      <style:text-properties officeooo:rsid="0019bd2b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70206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a587e" style:font-size-asian="12pt" style:font-weight-asian="normal" style:font-size-complex="12pt" style:font-weight-complex="normal"/>
    </style:style>
    <style:style style:name="T10" style:family="text">
      <style:text-properties officeooo:rsid="0017b1d4"/>
    </style:style>
    <style:style style:name="T11" style:family="text">
      <style:text-properties fo:font-style="italic" officeooo:rsid="0017b1d4" style:font-style-asian="italic" style:font-style-complex="italic"/>
    </style:style>
    <style:style style:name="T12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5" style:family="text">
      <style:text-properties fo:font-style="normal" officeooo:rsid="00072218" style:font-style-asian="normal" style:font-style-complex="normal"/>
    </style:style>
    <style:style style:name="T16" style:family="text">
      <style:text-properties fo:font-style="normal" officeooo:rsid="0017b1d4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8" style:family="text">
      <style:text-properties fo:font-weight="normal" officeooo:rsid="00147e77" style:font-weight-asian="normal" style:font-weight-complex="normal"/>
    </style:style>
    <style:style style:name="T19" style:family="text">
      <style:text-properties fo:font-weight="normal" officeooo:rsid="00072218" style:font-weight-asian="normal" style:font-weight-complex="normal"/>
    </style:style>
    <style:style style:name="T20" style:family="text">
      <style:text-properties fo:font-weight="normal" officeooo:rsid="00162300" style:font-weight-asian="normal" style:font-weight-complex="normal"/>
    </style:style>
    <style:style style:name="T21" style:family="text">
      <style:text-properties fo:font-weight="normal" officeooo:rsid="0017b1d4" style:font-weight-asian="normal" style:font-weight-complex="normal"/>
    </style:style>
    <style:style style:name="T22" style:family="text">
      <style:text-properties fo:font-weight="normal" officeooo:rsid="001955bf" style:font-weight-asian="normal" style:font-weight-complex="normal"/>
    </style:style>
    <style:style style:name="T23" style:family="text">
      <style:text-properties fo:font-weight="normal" officeooo:rsid="0008608a" style:font-weight-asian="normal" style:font-weight-complex="normal"/>
    </style:style>
    <style:style style:name="T24" style:family="text">
      <style:text-properties fo:font-weight="normal" officeooo:rsid="001fe433" style:font-weight-asian="normal" style:font-weight-complex="normal"/>
    </style:style>
    <style:style style:name="T25" style:family="text">
      <style:text-properties fo:font-weight="normal" officeooo:rsid="00070206" style:font-weight-asian="normal" style:font-weight-complex="normal"/>
    </style:style>
    <style:style style:name="T26" style:family="text">
      <style:text-properties fo:font-weight="normal" officeooo:rsid="0008055b" style:font-weight-asian="normal" style:font-weight-complex="normal"/>
    </style:style>
    <style:style style:name="T27" style:family="text">
      <style:text-properties fo:font-weight="normal" officeooo:rsid="0009a1d6" style:font-weight-asian="normal" style:font-weight-complex="normal"/>
    </style:style>
    <style:style style:name="T28" style:family="text">
      <style:text-properties officeooo:rsid="0008608a"/>
    </style:style>
    <style:style style:name="T29" style:family="text">
      <style:text-properties officeooo:rsid="0022499a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officeooo:rsid="001fe433"/>
    </style:style>
    <style:style style:name="T32" style:family="text">
      <style:text-properties style:text-underline-style="solid" style:text-underline-width="auto" style:text-underline-color="font-color" officeooo:rsid="0017b1d4"/>
    </style:style>
    <style:style style:name="T33" style:family="text">
      <style:text-properties officeooo:rsid="00070206"/>
    </style:style>
    <style:style style:name="T34" style:family="text">
      <style:text-properties officeooo:rsid="000a587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3">Visualizza</text:span><text:span text:style-name="T3"> Bozza <text:s/>di Graduatoria 0</text:span><text:span text:style-name="T34">2</text:span></text:p>
      <text:p text:style-name="P8"/>
      <text:list xml:id="list37144626" text:style-name="L1">
        <text:list-item>
          <text:p text:style-name="P10">Nome del Test Case</text:p>
        </text:list-item>
      </text:list>
      <text:list xml:id="list37147091" text:style-name="L2">
        <text:list-header>
          <text:p text:style-name="P14"><text:span text:style-name="T5">Test Case TC_</text:span><text:span text:style-name="T8">Visualizza</text:span><text:span text:style-name="T6">BozzaDiGraduatoria</text:span><text:span text:style-name="T7">_0</text:span><text:span text:style-name="T9">2</text:span></text:p>
        </text:list-header>
      </text:list>
      <text:p text:style-name="P4"/>
      <text:list xml:id="list37166647" text:continue-list="list37144626" text:style-name="L1">
        <text:list-item>
          <text:p text:style-name="P11">Test Case <text:span text:style-name="T10">Specification Identifier</text:span></text:p>
        </text:list-item>
      </text:list>
      <text:p text:style-name="P5"><text:span text:style-name="T10"><text:tab/></text:span><text:span text:style-name="T11">Caso d'uso da testare</text:span></text:p>
      <text:p text:style-name="P5"><text:span text:style-name="T13"><text:tab/></text:span><text:span text:style-name="T18">UC_</text:span><text:span text:style-name="T19">ACC_3.</text:span><text:span text:style-name="T25">2</text:span><text:span text:style-name="T18"> –</text:span><text:span text:style-name="T20"> </text:span><text:span text:style-name="T27">Modifica</text:span><text:span text:style-name="T19"> Bozza di Graduatoria</text:span></text:p>
      <text:list xml:id="list37139155" text:continue-numbering="true" text:style-name="L1">
        <text:list-header>
          <text:p text:style-name="P15">Version date</text:p>
          <text:p text:style-name="P16">1<text:span text:style-name="T3">3</text:span>/12/12 </text:p>
          <text:p text:style-name="P15">Version number</text:p>
        </text:list-header>
      </text:list>
      <text:p text:style-name="P9"><text:span text:style-name="T10"><text:tab/></text:span>v. 1.<text:span text:style-name="T34">1</text:span> </text:p>
      <text:p text:style-name="P7"><text:tab/>Version author</text:p>
      <text:p text:style-name="P1"><text:span text:style-name="T14"><text:tab/></text:span><text:span text:style-name="T15">Ferdinando Di Palma</text:span></text:p>
      <text:list xml:id="list37160597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28">Gestione Graduatorie</text:span>, in particolare la funzionalità di<text:span text:style-name="T29"> </text:span><text:span text:style-name="T33">visualizzazione</text:span><text:span text:style-name="T28"> dell</text:span><text:span text:style-name="T33">e</text:span><text:span text:style-name="T28"> bozz</text:span><text:span text:style-name="T33">e</text:span><text:span text:style-name="T28"> di Graduatoria all'interno del sistema</text:span></text:p>
          <text:p text:style-name="P15">Riferimenti</text:p>
        </text:list-item>
      </text:list>
      <text:p text:style-name="P1"><text:tab/><text:span text:style-name="T10">Specifica dei requisiti</text:span></text:p>
      <text:p text:style-name="P1"/>
      <text:list xml:id="list37140033" text:continue-numbering="true" text:style-name="L1">
        <text:list-item>
          <text:p text:style-name="P22"><text:span text:style-name="T30">Input</text:span> </text:p>
          <text:p text:style-name="P23"><text:span text:style-name="T11">Data </text:span><text:span text:style-name="T12">-</text:span></text:p>
          <text:p text:style-name="P23"><text:span text:style-name="T11">Tables</text:span><text:span text:style-name="T10"> </text:span><text:span text:style-name="T31">-</text:span></text:p>
          <text:p text:style-name="P23"><text:span text:style-name="T11">Human</text:span><text:span text:style-name="T10"> </text:span><text:span text:style-name="T11">Action</text:span></text:p>
          <text:p text:style-name="P26"><text:span text:style-name="T21">L'utente visita l</text:span><text:span text:style-name="T22">a pagina</text:span><text:span text:style-name="T21"> di </text:span><text:span text:style-name="T25">Visualizza</text:span><text:span text:style-name="T23"> bozza di Graduatoria</text:span></text:p>
          <text:p text:style-name="P23"><text:span text:style-name="T11">Condition</text:span><text:span text:style-name="T10"> </text:span></text:p>
          <text:list>
            <text:list-header>
              <text:p text:style-name="P27">States</text:p>
              <text:list>
                <text:list-header>
                  <text:p text:style-name="P26"><text:span text:style-name="T32">Initial</text:span><text:span text:style-name="T10">: </text:span><text:span text:style-name="T21">Connessione dati attiva</text:span></text:p>
                  <text:p text:style-name="P26"><text:span text:style-name="T32">Intermediate</text:span><text:span text:style-name="T10">: </text:span><text:span text:style-name="T21">Connessione dati attiva</text:span></text:p>
                  <text:p text:style-name="P23"><text:span text:style-name="T17">Final</text:span><text:span text:style-name="T16">: </text:span><text:span text:style-name="T13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2">Database</text:span><text:span text:style-name="T10">: </text:span></text:p>
                  <text:p text:style-name="P26"><text:span text:style-name="T32">Control files</text:span><text:span text:style-name="T10">: </text:span><text:span text:style-name="T21"><text:s/></text:span></text:p>
                  <text:p text:style-name="P26"><text:span text:style-name="T32">Transaction files</text:span><text:span text:style-name="T10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11">Tables</text:span><text:span text:style-name="T10"> -</text:span></text:p>
          <text:p text:style-name="P18">Il sistema<text:span text:style-name="T4"> visualizza correttamente la </text:span><text:span text:style-name="T33">lista di bozze di Graduatoria salvate nel sistema</text:span></text:p>
          <text:p text:style-name="P24"><text:span text:style-name="T11">Human</text:span><text:span text:style-name="T10"> </text:span><text:span text:style-name="T11">Action</text:span></text:p>
          <text:p text:style-name="P23"><text:span text:style-name="T11">Condition</text:span><text:span text:style-name="T10"> </text:span></text:p>
          <text:list>
            <text:list-header>
              <text:p text:style-name="P27">States</text:p>
              <text:list>
                <text:list-header>
                  <text:p text:style-name="P26"><text:span text:style-name="T32">Initial</text:span><text:span text:style-name="T10">: </text:span></text:p>
                  <text:p text:style-name="P26"><text:span text:style-name="T32">Intermediate</text:span><text:span text:style-name="T10">: </text:span></text:p>
                  <text:p text:style-name="P23"><text:span text:style-name="T17">Final</text:span><text:span text:style-name="T16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2">Database</text:span><text:span text:style-name="T10">: </text:span></text:p>
                  <text:p text:style-name="P26"><text:span text:style-name="T32">Control files</text:span><text:span text:style-name="T10">: </text:span><text:span text:style-name="T21"><text:s/></text:span></text:p>
                  <text:p text:style-name="P26"><text:span text:style-name="T32">Transaction files</text:span><text:span text:style-name="T10">: </text:span></text:p>
                </text:list-header>
              </text:list>
            </text:list-header>
          </text:list>
          <text:p text:style-name="P15">Relationship</text:p>
          <text:p text:style-name="P15"><text:soft-page-break/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30">Test frame</text:span> </text:p>
        </text:list-item>
      </text:list>
      <text:p text:style-name="P6"><text:tab/><text:span text:style-name="T24">Tabella: dati </text:span><text:span text:style-name="T26">esatti</text:span></text:p>
      <text:p text:style-name="P2"/>
      <text:list xml:id="list37144408" text:continue-numbering="true" text:style-name="L1">
        <text:list-item>
          <text:p text:style-name="P13">Vincoli ambientali</text:p>
          <text:p text:style-name="P20">Connessione <text:span text:style-name="T31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16:36.58</meta:creation-date>
    <dc:date>2012-12-13T17:01:57.65</dc:date>
    <meta:editing-duration>PT2M20S</meta:editing-duration>
    <meta:editing-cycles>4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7" meta:word-count="180" meta:character-count="1261" meta:non-whitespace-character-count="1122"/>
  </office:meta>
</office:document-meta>
</file>